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1F46F21FF0E3A59103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1.3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84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style:writing-mode="lr-tb"/>
      <style:text-properties fo:color="#000000" fo:font-weight="bold" style:font-weight-asian="bold" style:font-weight-complex="bold"/>
    </style:style>
    <style:style style:name="P3" style:family="paragraph">
      <style:paragraph-properties fo:margin-left="0cm" fo:margin-right="0cm" fo:margin-top="0.5cm" fo:margin-bottom="0cm" fo:text-align="start" fo:text-indent="0cm"/>
      <style:text-properties fo:color="#000000" fo:font-size="32pt" fo:font-weight="bold" style:font-weight-asian="bold" style:font-weight-complex="bold"/>
    </style:style>
    <style:style style:name="P4" style:family="paragraph">
      <style:paragraph-properties fo:margin-left="0cm" fo:margin-right="0cm" fo:margin-top="0.5cm" fo:margin-bottom="0cm" fo:text-align="start" fo:text-indent="0cm"/>
      <style:text-properties fo:color="#000000" fo:font-size="32pt" fo:font-weight="bold" style:font-weight-asian="bold" style:font-weight-complex="bold" fo:hyphenate="false"/>
    </style:style>
    <style:style style:name="P5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style:font-name="Liberation Sans" fo:font-size="32pt" fo:font-weight="bold" style:letter-kerning="true" style:font-name-asian="PingFang SC" style:font-size-asian="32pt" style:font-weight-asian="bold" style:font-name-complex="Arial Unicode MS" style:font-size-complex="3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fo:background-color="transparent" style:font-name-asian="PingFang SC" style:font-size-asian="36pt" style:font-style-asian="normal" style:font-weight-asian="bold" style:font-name-complex="Arial Unicode MS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PingFang SC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" fo:font-size="32pt" fo:font-weight="bold" style:letter-kerning="true" style:font-name-asian="PingFang SC" style:font-size-asian="32pt" style:font-weight-asian="bold" style:font-name-complex="Arial Unicode MS" style:font-size-complex="3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9900" fo:font-weight="bold" style:font-weight-asian="bold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Introduction to rfswarm</text:span></text:p>
          </draw:text-box>
        </draw:frame>
        <draw:frame presentation:style-name="pr2" draw:text-style-name="P5" draw:layer="layout" svg:width="25.199cm" svg:height="11.363cm" svg:x="1.4cm" svg:y="3.685cm" presentation:class="subtitle" presentation:user-transformed="true">
          <draw:text-box>
            <text:p text:style-name="P3"><text:span text:style-name="T2">In this introduction I will cover:</text:span></text:p>
            <text:list text:style-name="L2">
              <text:list-item>
                <text:p text:style-name="P4"><text:span text:style-name="T2">Why rfswarm was created</text:span></text:p>
                <text:list>
                  <text:list-item>
                    <text:p text:style-name="P3"><text:span text:style-name="T2">What is wrong with testing currently</text:span></text:p>
                  </text:list-item>
                  <text:list-item>
                    <text:p text:style-name="P3"><text:span text:style-name="T2">What I tried before rfswarm</text:span></text:p>
                  </text:list-item>
                  <text:list-item>
                    <text:p text:style-name="P3"><text:span text:style-name="T2">Why robot framework</text:span></text:p>
                  </text:list-item>
                </text:list>
              </text:list-item>
              <text:list-item>
                <text:p text:style-name="P3"><text:span text:style-name="T2">How is rfswarm different from other performance testing too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8" draw:layer="layout" svg:width="25.199cm" svg:height="2.845cm" svg:x="1.4cm" svg:y="0.52cm" presentation:class="title" presentation:user-transformed="true">
          <draw:text-box>
            <text:p text:style-name="P7"><text:span text:style-name="T3">Why rfswarm was created </text:span><text:span text:style-name="T3"><text:line-break/></text:span><text:span text:style-name="T3">- </text:span><text:span text:style-name="T4">What is wrong with testing currently</text:span></text:p>
          </draw:text-box>
        </draw:frame>
        <draw:frame presentation:style-name="pr5" draw:text-style-name="P9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In a normal test team you have:</text:span></text:p>
                <text:list>
                  <text:list-item>
                    <text:p text:style-name="P7"><text:span text:style-name="T5">The manual testers writing manual test cases</text:span></text:p>
                    <text:list>
                      <text:list-item>
                        <text:p text:style-name="P7"><text:span text:style-name="T5">Wordy text paragraphs (computers don’t understand)</text:span></text:p>
                      </text:list-item>
                    </text:list>
                  </text:list-item>
                  <text:list-item>
                    <text:p text:style-name="P7"><text:span text:style-name="T5">The test automators </text:span></text:p>
                    <text:list>
                      <text:list-item>
                        <text:p text:style-name="P7"><text:span text:style-name="T5">creating automated test cases in a functional/regression test tool using code language specific to their tool</text:span></text:p>
                      </text:list-item>
                    </text:list>
                  </text:list-item>
                  <text:list-item>
                    <text:p text:style-name="P7"><text:span text:style-name="T6">The performance testers </text:span></text:p>
                    <text:list>
                      <text:list-item>
                        <text:p text:style-name="P7"><text:span text:style-name="T5">creating performance test cases using code language specific to their tool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There is very little or no re use of effort between these teams</text:span></text:p>
              </text:list-item>
              <text:list-item>
                <text:p text:style-name="P7"><text:span text:style-name="T5">Each use their own tools and can’t really help each other out</text:span></text:p>
              </text:list-item>
              <text:list-item>
                <text:p text:style-name="P7"><text:span text:style-name="T5">What if we could change thi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9" draw:layer="layout" svg:width="25.199cm" svg:height="2.845cm" svg:x="1.4cm" svg:y="0.52cm" presentation:class="title" presentation:user-transformed="true">
          <draw:text-box>
            <text:p text:style-name="P7"><text:span text:style-name="T3">Why rfswarm was created </text:span><text:span text:style-name="T3"><text:line-break/></text:span><text:span text:style-name="T3">- What I tried before rfswarm</text:span></text:p>
          </draw:text-box>
        </draw:frame>
        <draw:frame presentation:style-name="pr5" draw:text-style-name="P9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My first attempt at solving this problem – Stepping Framework</text:span></text:p>
                <text:list>
                  <text:list-item>
                    <text:p text:style-name="P7"><text:span text:style-name="T5">I created a framework that read spreadsheets with a series of columns for keyword, identifier, value, check</text:span></text:p>
                  </text:list-item>
                  <text:list-item>
                    <text:p text:style-name="P7"><text:span text:style-name="T5">A framework interface abstraction library needed to be created for each test tool that was specific to the <text:s/>AUT</text:span></text:p>
                  </text:list-item>
                  <text:list-item>
                    <text:p text:style-name="P7"><text:span text:style-name="T5">This speed up the script development for difficult to script applications in Loadrunner and UFT</text:span></text:p>
                  </text:list-item>
                  <text:list-item>
                    <text:p text:style-name="P7"><text:span text:style-name="T5">Automation/Performance testers loved it but many Manual testers couldn’t follow it</text:span></text:p>
                  </text:list-item>
                  <text:list-item>
                    <text:p text:style-name="P7"><text:span text:style-name="T6">Still required a tool specialist to write the abstraction library, most </text:span><text:span text:style-name="T5">Automation/Performance testers struggled with th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9" draw:layer="layout" svg:width="25.199cm" svg:height="2.845cm" svg:x="1.4cm" svg:y="0.52cm" presentation:class="title" presentation:user-transformed="true">
          <draw:text-box>
            <text:p text:style-name="P7"><text:span text:style-name="T3">Why rfswarm was created </text:span><text:span text:style-name="T3"><text:line-break/></text:span><text:span text:style-name="T3">- Why robot framework</text:span></text:p>
          </draw:text-box>
        </draw:frame>
        <draw:frame presentation:style-name="pr5" draw:text-style-name="P9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Then I found Robot Framework</text:span></text:p>
                <text:list>
                  <text:list-item>
                    <text:p text:style-name="P7"><text:span text:style-name="T5">Scripts are much closer to natural speech, should be much easier for a manual tester to understand and create</text:span></text:p>
                  </text:list-item>
                  <text:list-item>
                    <text:p text:style-name="P7"><text:span text:style-name="T5">Already a lot of organisations using it for functional and regression testing</text:span></text:p>
                  </text:list-item>
                  <text:list-item>
                    <text:p text:style-name="P7"><text:span text:style-name="T5">Good application coverage, libraries for web, gui, terminal based applications plus many more</text:span></text:p>
                  </text:list-item>
                  <text:list-item>
                    <text:p text:style-name="P7"><text:span text:style-name="T5">Fast and already records the time each step takes (not all functional test tools do th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 text:style-name="P7"><text:span text:style-name="T7">How is rfswarm different from other performance testing tools</text:span></text:p>
          </draw:text-box>
        </draw:frame>
        <draw:frame presentation:style-name="pr5" draw:text-style-name="P9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Most performance test tools have a long lead time for a new performance tester to learn how to create performance scripts with the tool</text:span></text:p>
              </text:list-item>
              <text:list-item>
                <text:p text:style-name="P7"><text:span text:style-name="T5">Record and playback never works</text:span></text:p>
              </text:list-item>
              <text:list-item>
                <text:p text:style-name="P7"><text:span text:style-name="T5">Most performance test tools take a long time to develop a test script for the AUT, so a long lead time to actually start performance testing</text:span></text:p>
              </text:list-item>
              <text:list-item>
                <text:p text:style-name="P7"><text:span text:style-name="T5">rfswam uses Robot Framework scripts to generate the loa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 text:style-name="P7"><text:span text:style-name="T5">Did we solve the problem?</text:span></text:p>
          </draw:text-box>
        </draw:frame>
        <draw:frame presentation:style-name="pr5" draw:text-style-name="P9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Robot Framework already solved half of it</text:span></text:p>
              </text:list-item>
              <text:list-item>
                <text:p text:style-name="P7"><text:span text:style-name="T5">RF uses natural language that manual testers can understand and write (Manual + Automation teams)</text:span></text:p>
              </text:list-item>
              <text:list-item>
                <text:p text:style-name="P7"><text:span text:style-name="T5">rfswarm allows the perfomance team to also use the same scripting tool</text:span></text:p>
              </text:list-item>
              <text:list-item>
                <text:p text:style-name="P7"><text:span text:style-name="T5">With all 3 teams using the same team, they can now help each other fix scripts and leverage each others effort to speed up all areas of testing – the whole test team wi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 text:style-name="P7"><text:span text:style-name="T5">Why is it called rfswarm</text:span>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8">Flock is </text:span><text:span text:style-name="T5">the collective noun for Birds </text:span></text:p>
              </text:list-item>
              <text:list-item>
                <text:p text:style-name="P7"><text:span text:style-name="T8">Herd is </text:span><text:span text:style-name="T5">the collective noun for Sheep</text:span></text:p>
              </text:list-item>
              <text:list-item>
                <text:p text:style-name="P7"><text:span text:style-name="T8">Swarm is </text:span><text:span text:style-name="T5">the collective noun for Robots</text:span></text:p>
              </text:list-item>
              <text:list-item>
                <text:p text:style-name="P7"><text:span text:style-name="T5">So it made sense to use swarm for a performance testing tool using Robot Framework</text:span></text:p>
              </text:list-item>
              <text:list-item>
                <text:p text:style-name="P7"><text:span text:style-name="T9">R</text:span><text:span text:style-name="T5">obot </text:span><text:span text:style-name="T9">F</text:span><text:span text:style-name="T5">ramework </text:span><text:span text:style-name="T9">Swarm</text:span><text:span text:style-name="T10"> - rfswar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rfswarm_25_20-_25_20swarm_25_20slide_25_20BG" draw:display-name="rfswarm%20-%20swarm%20slide%20BG" xlink:href="Pictures/10000201000003E8000001F46F21FF0E3A59103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rfswarm_25_20-_25_20swarm_25_20slide_25_20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fswarm_25_20-_25_20swarm_25_20slide_25_20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31T10:39:04.066028703</meta:creation-date>
    <dc:date>2020-10-31T16:49:48.261131567</dc:date>
    <meta:editing-duration>PT1H35M52S</meta:editing-duration>
    <meta:editing-cycles>17</meta:editing-cycles>
    <meta:generator>LibreOffice/6.3.6.2$MacOSX_X86_64 LibreOffice_project/2196df99b074d8a661f4036fca8fa0cbfa33a497</meta:generator>
    <meta:document-statistic meta:object-count="49"/>
  </office:meta>
</office:document-meta>
</file>